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5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1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150174216027875" calcext:value-type="percentage">
            <text:p>15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22" calcext:value-type="date" table:number-columns-spanned="4" table:number-rows-spanned="1">
            <text:p>Thursday, June 2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8"/>
          <table:table-cell table:style-name="ce183"/>
          <table:table-cell table:number-columns-repeated="428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.150174216027875" calcext:value-type="percentage">
            <text:p>15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45" calcext:value-type="float">
            <text:p>45</text:p>
          </table:table-cell>
          <table:table-cell table:style-name="ce164" table:content-validation-name="val1" table:formula="of:=[.H10]-[.I10]" office:value-type="float" office:value="255" calcext:value-type="float">
            <text:p>255</text:p>
          </table:table-cell>
          <table:table-cell table:style-name="ce164" table:content-validation-name="val1" table:formula="of:=IF(ISNUMBER([.F10]);[.F10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34" calcext:value-type="float">
            <text:p>34</text:p>
          </table:table-cell>
          <table:table-cell table:style-name="ce168" table:content-validation-name="val1" table:formula="of:=[.H11]-[.I11]" office:value-type="float" office:value="0" calcext:value-type="float">
            <text:p>0</text:p>
          </table:table-cell>
          <table:table-cell table:style-name="ce168" table:content-validation-name="val1" table:formula="of:=IF(ISNUMBER([.F11]);[.F11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0" calcext:value-type="float">
            <text:p>0</text:p>
          </table:table-cell>
          <table:table-cell table:style-name="ce170" table:content-validation-name="val1" table:formula="of:=IF(ISNUMBER([.F13]);[.F13]-[.$D$5];&quot;&quot;)" office:value-type="float" office:value="382" calcext:value-type="float">
            <text:p>38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0" calcext:value-type="float">
            <text:p>0</text:p>
          </table:table-cell>
          <table:table-cell table:style-name="ce170" table:content-validation-name="val1" table:formula="of:=IF(ISNUMBER([.F14]);[.F14]-[.$D$5];&quot;&quot;)" office:value-type="float" office:value="389" calcext:value-type="float">
            <text:p>38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0" calcext:value-type="float">
            <text:p>0</text:p>
          </table:table-cell>
          <table:table-cell table:style-name="ce170" table:content-validation-name="val1" table:formula="of:=IF(ISNUMBER([.F16]);[.F16]-[.$D$5];&quot;&quot;)" office:value-type="float" office:value="382" calcext:value-type="float">
            <text:p>38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0" calcext:value-type="float">
            <text:p>0</text:p>
          </table:table-cell>
          <table:table-cell table:style-name="ce170" table:content-validation-name="val1" table:formula="of:=IF(ISNUMBER([.F17]);[.F17]-[.$D$5];&quot;&quot;)" office:value-type="float" office:value="389" calcext:value-type="float">
            <text:p>38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0" calcext:value-type="float">
            <text:p>0</text:p>
          </table:table-cell>
          <table:table-cell table:style-name="ce170" table:content-validation-name="val1" table:formula="of:=IF(ISNUMBER([.F19]);[.F19]-[.$D$5];&quot;&quot;)" office:value-type="float" office:value="406" calcext:value-type="float">
            <text:p>40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0" calcext:value-type="float">
            <text:p>0</text:p>
          </table:table-cell>
          <table:table-cell table:style-name="ce170" table:content-validation-name="val1" table:formula="of:=IF(ISNUMBER([.F20]);[.F20]-[.$D$5];&quot;&quot;)" office:value-type="float" office:value="419" calcext:value-type="float">
            <text:p>419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style-name="ce170" table:content-validation-name="val1" table:formula="of:=IF(ISNUMBER([.F21]);[.F21]-[.$D$5];&quot;&quot;)" office:value-type="float" office:value="420" calcext:value-type="float">
            <text:p>420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0" calcext:value-type="float">
            <text:p>0</text:p>
          </table:table-cell>
          <table:table-cell table:style-name="ce170" table:content-validation-name="val1" table:formula="of:=IF(ISNUMBER([.F23]);[.F23]-[.$D$5];&quot;&quot;)" office:value-type="float" office:value="406" calcext:value-type="float">
            <text:p>406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[.$D$5];&quot;&quot;)" office:value-type="float" office:value="474" calcext:value-type="float">
            <text:p>474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[.$D$5];&quot;&quot;)" office:value-type="float" office:value="466" calcext:value-type="float">
            <text:p>466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[.$D$5];&quot;&quot;)" office:value-type="float" office:value="466" calcext:value-type="float">
            <text:p>466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[.$D$5];&quot;&quot;)" office:value-type="float" office:value="474" calcext:value-type="float">
            <text:p>474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[.$D$5];&quot;&quot;)" office:value-type="float" office:value="389" calcext:value-type="float">
            <text:p>389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[.$D$5];&quot;&quot;)" office:value-type="float" office:value="389" calcext:value-type="float">
            <text:p>389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[.$D$5];&quot;&quot;)" office:value-type="float" office:value="573" calcext:value-type="float">
            <text:p>573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[.$D$5];&quot;&quot;)" office:value-type="float" office:value="573" calcext:value-type="float">
            <text:p>573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.501742160278746" calcext:value-type="percentage">
            <text:p>50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95" calcext:value-type="float">
            <text:p>95</text:p>
          </table:table-cell>
          <table:table-cell table:style-name="ce168" table:content-validation-name="val1" table:formula="of:=[.H50]-[.I50]" office:value-type="float" office:value="95" calcext:value-type="float">
            <text:p>95</text:p>
          </table:table-cell>
          <table:table-cell table:style-name="ce168" table:content-validation-name="val1" table:formula="of:=IF(ISNUMBER([.F50]);[.F50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7" calcext:value-type="float">
            <text:p>7</text:p>
          </table:table-cell>
          <table:table-cell table:style-name="ce170" table:content-validation-name="val1" table:formula="of:=[.H52]-[.I52]" office:value-type="float" office:value="0" calcext:value-type="float">
            <text:p>0</text:p>
          </table:table-cell>
          <table:table-cell table:style-name="ce170" table:content-validation-name="val1" table:formula="of:=IF(ISNUMBER([.F52]);[.F52]-[.$D$5];&quot;&quot;)" office:value-type="float" office:value="467" calcext:value-type="float">
            <text:p>467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24" calcext:value-type="float">
            <text:p>24</text:p>
          </table:table-cell>
          <table:table-cell table:style-name="ce170" table:content-validation-name="val1" table:formula="of:=[.H53]-[.I53]" office:value-type="float" office:value="0" calcext:value-type="float">
            <text:p>0</text:p>
          </table:table-cell>
          <table:table-cell table:style-name="ce170" table:content-validation-name="val1" table:formula="of:=IF(ISNUMBER([.F53]);[.F53]-[.$D$5];&quot;&quot;)" office:value-type="float" office:value="498" calcext:value-type="float">
            <text:p>498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24" calcext:value-type="float">
            <text:p>24</text:p>
          </table:table-cell>
          <table:table-cell table:style-name="ce170" table:content-validation-name="val1" table:formula="of:=[.H54]-[.I54]" office:value-type="float" office:value="0" calcext:value-type="float">
            <text:p>0</text:p>
          </table:table-cell>
          <table:table-cell table:style-name="ce170" table:content-validation-name="val1" table:formula="of:=IF(ISNUMBER([.F54]);[.F54]-[.$D$5];&quot;&quot;)" office:value-type="float" office:value="498" calcext:value-type="float">
            <text:p>498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5" calcext:value-type="percentage">
            <text:p>50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15" calcext:value-type="float">
            <text:p>15</text:p>
          </table:table-cell>
          <table:table-cell table:style-name="ce170" table:content-validation-name="val1" table:formula="of:=[.H55]-[.I55]" office:value-type="float" office:value="16" calcext:value-type="float">
            <text:p>16</text:p>
          </table:table-cell>
          <table:table-cell table:style-name="ce170" table:content-validation-name="val1" table:formula="of:=IF(ISNUMBER([.F55]);[.F55]-[.$D$5];&quot;&quot;)" office:value-type="float" office:value="542" calcext:value-type="float">
            <text:p>542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30" calcext:value-type="float">
            <text:p>30</text:p>
          </table:table-cell>
          <table:table-cell table:style-name="ce170" table:content-validation-name="val1" table:formula="of:=[.H57]-[.I57]" office:value-type="float" office:value="0" calcext:value-type="float">
            <text:p>0</text:p>
          </table:table-cell>
          <table:table-cell table:style-name="ce170" table:content-validation-name="val1" table:formula="of:=IF(ISNUMBER([.F57]);[.F57]-[.$D$5];&quot;&quot;)" office:value-type="float" office:value="498" calcext:value-type="float">
            <text:p>498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30" calcext:value-type="float">
            <text:p>30</text:p>
          </table:table-cell>
          <table:table-cell table:style-name="ce170" table:content-validation-name="val1" table:formula="of:=[.H58]-[.I58]" office:value-type="float" office:value="0" calcext:value-type="float">
            <text:p>0</text:p>
          </table:table-cell>
          <table:table-cell table:style-name="ce170" table:content-validation-name="val1" table:formula="of:=IF(ISNUMBER([.F58]);[.F58]-[.$D$5];&quot;&quot;)" office:value-type="float" office:value="498" calcext:value-type="float">
            <text:p>498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.25" calcext:value-type="percentage">
            <text:p>25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13" calcext:value-type="float">
            <text:p>13</text:p>
          </table:table-cell>
          <table:table-cell table:style-name="ce170" table:content-validation-name="val1" table:formula="of:=[.H59]-[.I59]" office:value-type="float" office:value="41" calcext:value-type="float">
            <text:p>41</text:p>
          </table:table-cell>
          <table:table-cell table:style-name="ce170" table:content-validation-name="val1" table:formula="of:=IF(ISNUMBER([.F59]);[.F59]-[.$D$5];&quot;&quot;)" office:value-type="float" office:value="573" calcext:value-type="float">
            <text:p>573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[.$D$5];&quot;&quot;)" office:value-type="float" office:value="428" calcext:value-type="float">
            <text:p>428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[.$D$5];&quot;&quot;)" office:value-type="float" office:value="481" calcext:value-type="float">
            <text:p>481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[.$D$5];&quot;&quot;)" office:value-type="float" office:value="498" calcext:value-type="float">
            <text:p>498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[.$D$5];&quot;&quot;)" office:value-type="float" office:value="542" calcext:value-type="float">
            <text:p>542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[.$D$5];&quot;&quot;)" office:value-type="float" office:value="459" calcext:value-type="float">
            <text:p>459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[.$D$5];&quot;&quot;)" office:value-type="float" office:value="542" calcext:value-type="float">
            <text:p>542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[.$D$5];&quot;&quot;)" office:value-type="float" office:value="693" calcext:value-type="float">
            <text:p>693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[.$D$5]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[.$D$5];&quot;&quot;)" office:value-type="float" office:value="724" calcext:value-type="float">
            <text:p>724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[.$D$5];&quot;&quot;)" office:value-type="float" office:value="710" calcext:value-type="float">
            <text:p>710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[.$D$5]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[.$D$5]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[.$D$5];&quot;&quot;)" office:value-type="float" office:value="740" calcext:value-type="float">
            <text:p>740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[.$D$5];&quot;&quot;)" office:value-type="float" office:value="740" calcext:value-type="float">
            <text:p>740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[.$D$5]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22" calcext:value-type="date" table:number-columns-spanned="4" table:number-rows-spanned="1">
            <text:p>Thursday, June 2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58" calcext:value-type="float">
            <text:p>1158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93" calcext:value-type="float">
            <text:p>793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54" calcext:value-type="float">
            <text:p>754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1" calcext:value-type="float">
            <text:p>771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85" calcext:value-type="float">
            <text:p>785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93" calcext:value-type="float">
            <text:p>793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24" calcext:value-type="float">
            <text:p>82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24" calcext:value-type="float">
            <text:p>824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24" calcext:value-type="float">
            <text:p>824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24" calcext:value-type="float">
            <text:p>824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07" calcext:value-type="float">
            <text:p>907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63" calcext:value-type="float">
            <text:p>863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07" calcext:value-type="float">
            <text:p>907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07" calcext:value-type="float">
            <text:p>907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63" calcext:value-type="float">
            <text:p>863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07" calcext:value-type="float">
            <text:p>907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58" calcext:value-type="float">
            <text:p>1058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63" calcext:value-type="float">
            <text:p>863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07" calcext:value-type="float">
            <text:p>907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58" calcext:value-type="float">
            <text:p>1058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58" calcext:value-type="float">
            <text:p>1058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58" calcext:value-type="float">
            <text:p>1058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24" calcext:value-type="float">
            <text:p>824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07" calcext:value-type="float">
            <text:p>907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58" calcext:value-type="float">
            <text:p>1058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58" calcext:value-type="float">
            <text:p>1058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58" calcext:value-type="float">
            <text:p>1158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58" calcext:value-type="float">
            <text:p>1058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58" calcext:value-type="float">
            <text:p>1058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05" calcext:value-type="float">
            <text:p>1105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58" calcext:value-type="float">
            <text:p>1158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58" calcext:value-type="float">
            <text:p>1158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58" calcext:value-type="float">
            <text:p>1158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58" calcext:value-type="float">
            <text:p>1158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58" calcext:value-type="float">
            <text:p>1158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58" calcext:value-type="float">
            <text:p>1158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58" calcext:value-type="float">
            <text:p>1158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22" calcext:value-type="date" table:number-columns-spanned="4" table:number-rows-spanned="1">
            <text:p>Thursday, June 2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12" calcext:value-type="float">
            <text:p>111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14" calcext:value-type="float">
            <text:p>111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19" calcext:value-type="float">
            <text:p>111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36" calcext:value-type="float">
            <text:p>1136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89" calcext:value-type="float">
            <text:p>1189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58" calcext:value-type="float">
            <text:p>1258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72" calcext:value-type="float">
            <text:p>1272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03" calcext:value-type="float">
            <text:p>1303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28" calcext:value-type="float">
            <text:p>1228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58" calcext:value-type="float">
            <text:p>1258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72" calcext:value-type="float">
            <text:p>1272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34" calcext:value-type="float">
            <text:p>1334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48" calcext:value-type="float">
            <text:p>1348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79" calcext:value-type="float">
            <text:p>1379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0" calcext:value-type="float">
            <text:p>1470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67" calcext:value-type="float">
            <text:p>1167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197" calcext:value-type="float">
            <text:p>1197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72" calcext:value-type="float">
            <text:p>1272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28" calcext:value-type="float">
            <text:p>1228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72" calcext:value-type="float">
            <text:p>1272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03" calcext:value-type="float">
            <text:p>1303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34" calcext:value-type="float">
            <text:p>1334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23" calcext:value-type="float">
            <text:p>1423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0" calcext:value-type="float">
            <text:p>1470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54" calcext:value-type="float">
            <text:p>1454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0" calcext:value-type="float">
            <text:p>1440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93" calcext:value-type="float">
            <text:p>79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22" calcext:value-type="date" table:number-columns-spanned="4" table:number-rows-spanned="1">
            <text:p>Thursday, June 2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89" calcext:value-type="float">
            <text:p>1889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37" calcext:value-type="float">
            <text:p>163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93" calcext:value-type="float">
            <text:p>1593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37" calcext:value-type="float">
            <text:p>1637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23" calcext:value-type="float">
            <text:p>152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84" calcext:value-type="float">
            <text:p>1484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1" calcext:value-type="float">
            <text:p>1501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15" calcext:value-type="float">
            <text:p>1515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32" calcext:value-type="float">
            <text:p>1532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89" calcext:value-type="float">
            <text:p>178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562" calcext:value-type="float">
            <text:p>1562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576" calcext:value-type="float">
            <text:p>1576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668" calcext:value-type="float">
            <text:p>1668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59" calcext:value-type="float">
            <text:p>175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699" calcext:value-type="float">
            <text:p>169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699" calcext:value-type="float">
            <text:p>169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699" calcext:value-type="float">
            <text:p>1699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89" calcext:value-type="float">
            <text:p>1789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89" calcext:value-type="float">
            <text:p>178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32" calcext:value-type="float">
            <text:p>1532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46" calcext:value-type="float">
            <text:p>1546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37" calcext:value-type="float">
            <text:p>1637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89" calcext:value-type="float">
            <text:p>1789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89" calcext:value-type="float">
            <text:p>1789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89" calcext:value-type="float">
            <text:p>1889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806" calcext:value-type="float">
            <text:p>1806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50" calcext:value-type="float">
            <text:p>1850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50" calcext:value-type="float">
            <text:p>1850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89" calcext:value-type="float">
            <text:p>1889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22" calcext:value-type="date" table:number-columns-spanned="4" table:number-rows-spanned="1">
            <text:p>Thursday, June 22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254" calcext:value-type="float">
            <text:p>2254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254" calcext:value-type="float">
            <text:p>2254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843" calcext:value-type="float">
            <text:p>1843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898" calcext:value-type="float">
            <text:p>1898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2003" calcext:value-type="float">
            <text:p>2003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2003" calcext:value-type="float">
            <text:p>2003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254" calcext:value-type="float">
            <text:p>2254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3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912" calcext:value-type="float">
            <text:p>1912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2003" calcext:value-type="float">
            <text:p>2003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2003" calcext:value-type="float">
            <text:p>2003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2051" calcext:value-type="float">
            <text:p>2051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2079" calcext:value-type="float">
            <text:p>2079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110" calcext:value-type="float">
            <text:p>2110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110" calcext:value-type="float">
            <text:p>2110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,Summer <text:s/>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7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154" calcext:value-type="float">
            <text:p>2154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63">
      <number:day/>
      <number:text>-</number:text>
      <number:month number:textual="true"/>
    </number:date-style>
    <number:time-style style:name="N162">
      <number:hours/>
      <number:text>:</number:text>
      <number:minutes number:style="long"/>
    </number:tim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50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  <number:text>-</number:text>
      <number:year/>
    </number:date-style>
    <number:date-style style:name="N148">
      <number:month number:textual="true"/>
      <number:text>-</number:text>
      <number:year/>
    </number:date-style>
    <number:time-style style:name="N147">
      <number:minutes number:style="long"/>
      <number:text>:</number:text>
      <number:seconds number:style="long" number:decimal-places="1"/>
    </number:tim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1">
      <number:day number:style="long"/>
      <number:text>-</number:text>
      <number:month number:textual="true"/>
      <number:text>-</number:text>
      <number:year number:style="long"/>
    </number:dat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22T12:42:57.517782986</dc:date>
    <meta:editing-cycles>649</meta:editing-cycles>
    <meta:editing-duration>P1DT15H34M18S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